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7.304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981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337cm"/>
    </style:style>
    <style:style style:name="co36" style:family="table-column">
      <style:table-column-properties fo:break-before="auto" style:column-width="1.461cm"/>
    </style:style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4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2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4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1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2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2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37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8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9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9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9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3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4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6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66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5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6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70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2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57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4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905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4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5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61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6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2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0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866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6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6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72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91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8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8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8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75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7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7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78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879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88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5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88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8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889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796cm" svg:x="0cm" svg:y="16.483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47cm" svg:x2="6.5cm" svg:y2="18.923cm">
            <text:p/>
          </draw:lin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9"/>
          <table:covered-table-cell table:number-columns-repeated="5" table:style-name="ce43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25"/>
          <table:table-cell table:style-name="ce39"/>
          <table:table-cell table:style-name="ce43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 table:number-rows-repeated="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9cm" svg:height="0.784cm" svg:x="1.36cm" svg:y="0.245cm" draw:control="control3"/>
          </table:table-cell>
          <table:table-cell table:number-columns-repeated="2"/>
          <table:table-cell>
            <draw:control table:end-cell-address="Aide.F23" table:end-x="1.498cm" table:end-y="0.006cm" draw:z-index="3" draw:style-name="gr4" draw:text-style-name="P4" svg:width="3.488cm" svg:height="0.902cm" svg:x="0.269cm" svg:y="0.163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line draw:z-index="2" draw:style-name="gr6" draw:text-style-name="P3" svg:x1="16.564cm" svg:y1="5.929cm" svg:x2="16.564cm" svg:y2="10.36cm">
            <text:p/>
          </draw:line>
          <draw:line draw:z-index="3" draw:style-name="gr5" draw:text-style-name="P3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6" draw:text-style-name="P3" svg:x1="16.587cm" svg:y1="13.374cm" svg:x2="16.587cm" svg:y2="17.837cm">
            <text:p/>
          </draw:line>
          <draw:line draw:z-index="7" draw:style-name="gr5" draw:text-style-name="P3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4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204"/>
          <table:table-cell table:style-name="ce94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270"/>
          <table:table-cell table:style-name="ce277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7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94"/>
          <table:covered-table-cell table:style-name="ce204"/>
          <table:table-cell table:style-name="ce94" table:number-columns-repeated="3"/>
          <table:table-cell table:style-name="ce141"/>
          <table:table-cell table:style-name="ce94"/>
          <table:covered-table-cell table:style-name="ce94"/>
          <table:covered-table-cell table:style-name="ce210"/>
          <table:covered-table-cell table:style-name="ce94"/>
          <table:table-cell table:style-name="ce244" table:number-columns-repeated="5"/>
          <table:table-cell table:style-name="ce270"/>
          <table:table-cell table:style-name="ce277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19" table:number-columns-spanned="2" table:number-rows-spanned="1"/>
          <table:covered-table-cell table:style-name="ce110"/>
          <table:table-cell table:style-name="ce105"/>
          <table:table-cell table:style-name="ce11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0"/>
          <table:table-cell table:style-name="ce181" table:number-columns-repeated="3"/>
          <table:table-cell table:style-name="ce202"/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82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5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4" table:formula="of:=IF(AND([.$X$1];[.$X$2];[$Synthèse.$G$1]);[$Données.C43];&quot;&quot;)" table:number-columns-spanned="2" table:number-rows-spanned="1">
            <text:p/>
          </table:table-cell>
          <table:covered-table-cell table:style-name="ce124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24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2"/>
          <table:table-cell table:style-name="ce328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24" table:formula="of:=IF(AND([.$X$1];[.$X$2];[$Synthèse.$G$1]);[Données.C44];&quot;&quot;)" table:number-columns-spanned="2" table:number-rows-spanned="1">
            <text:p/>
          </table:table-cell>
          <table:covered-table-cell table:style-name="ce124" table:formula="of:=IF([.$X$2];['Niveau 6'.J48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24" table:formula="of:=IF(AND([.$X$1];[.$X$2];[$Synthèse.$G$1]);[$Données.F44];&quot;&quot;)" table:number-columns-spanned="2" table:number-rows-spanned="1">
            <text:p/>
          </table:table-cell>
          <table:covered-table-cell table:style-name="ce124" table:formula="of:=IF([.$X$2];['Niveau 6'.M48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24" table:formula="of:=IF(AND([.$X$1];[.$X$2];[$Synthèse.$G$1]);[Données.C45];&quot;&quot;)" table:number-columns-spanned="2" table:number-rows-spanned="1">
            <text:p/>
          </table:table-cell>
          <table:covered-table-cell table:style-name="ce124" table:formula="of:=IF([.$X$2];['Niveau 6'.J49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24" table:formula="of:=IF(AND([.$X$1];[.$X$2];[$Synthèse.$G$1]);[$Données.F45];&quot;&quot;)" table:number-columns-spanned="2" table:number-rows-spanned="1">
            <text:p/>
          </table:table-cell>
          <table:covered-table-cell table:style-name="ce124" table:formula="of:=IF([.$X$2];['Niveau 6'.M49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24" table:formula="of:=IF(AND([.$X$1];[.$X$2];[$Synthèse.$G$1]);[Données.C46];&quot;&quot;)" table:number-columns-spanned="2" table:number-rows-spanned="1">
            <text:p/>
          </table:table-cell>
          <table:covered-table-cell table:style-name="ce124" table:formula="of:=IF([.$X$2];['Niveau 6'.J50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24" table:formula="of:=IF(AND([.$X$1];[.$X$2];[$Synthèse.$G$1]);[$Données.F46];&quot;&quot;)" table:number-columns-spanned="2" table:number-rows-spanned="1">
            <text:p/>
          </table:table-cell>
          <table:covered-table-cell table:style-name="ce124" table:formula="of:=IF([.$X$2];['Niveau 6'.M50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2" table:number-columns-repeated="2"/>
          <table:table-cell table:number-columns-repeated="7"/>
          <table:table-cell table:style-name="ce82"/>
          <table:table-cell table:style-name="ce25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82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6" draw:text-style-name="P3" svg:x1="16.132cm" svg:y1="5.947cm" svg:x2="16.132cm" svg:y2="8.903cm">
            <text:p/>
          </draw:line>
          <draw:line draw:z-index="5" draw:style-name="gr5" draw:text-style-name="P3" svg:x1="22.464cm" svg:y1="5.949cm" svg:x2="22.464cm" svg:y2="8.943cm">
            <text:p/>
          </draw:line>
          <draw:line draw:z-index="6" draw:style-name="gr6" draw:text-style-name="P3" svg:x1="16.14cm" svg:y1="16.387cm" svg:x2="16.14cm" svg:y2="19.355cm">
            <text:p/>
          </draw:line>
          <draw:line draw:z-index="7" draw:style-name="gr5" draw:text-style-name="P3" svg:x1="22.461cm" svg:y1="16.359cm" svg:x2="22.482cm" svg:y2="19.305cm">
            <text:p/>
          </draw:line>
          <draw:control draw:z-index="8" draw:style-name="gr1" draw:text-style-name="P1" svg:width="7cm" svg:height="1.5cm" svg:x="0.4cm" svg:y="22.357cm" draw:control="control11"/>
          <draw:control draw:z-index="9" draw:style-name="gr1" draw:text-style-name="P1" svg:width="11.496cm" svg:height="1.5cm" svg:x="8.516cm" svg:y="22.3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371"/>
          <table:table-cell table:style-name="ce94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244"/>
          <table:covered-table-cell table:style-name="ce371"/>
          <table:table-cell table:style-name="ce94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4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19" table:number-columns-spanned="2" table:number-rows-spanned="1"/>
          <table:covered-table-cell table:style-name="ce124"/>
          <table:table-cell table:style-name="ce124"/>
          <table:table-cell table:style-name="ce11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0"/>
          <table:table-cell table:style-name="ce181" table:number-columns-repeated="3"/>
          <table:table-cell table:style-name="ce20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372" table:formula="of:=IF(ISBLANK([.M5]);&quot;&quot;;IF(AND([.$X$1];[$Synthèse.$G$1]);IF([.M5]=[$Données.B78];1;0);&quot;&quot;))">
            <text:p/>
          </table:table-cell>
          <table:table-cell table:style-name="ce376" table:formula="of:=IF(ISBLANK([.N5]);&quot;&quot;;IF(AND([.$X$1];[$Synthèse.$G$1]);IF([.N5]=[$Données.C78];1;0);&quot;&quot;))">
            <text:p/>
          </table:table-cell>
          <table:table-cell table:style-name="ce380" table:formula="of:=IF(ISBLANK([.O5]);&quot;&quot;;IF(AND([.$X$1];[$Synthèse.$G$1]);IF([.O5]=[$Données.D78];1;0);&quot;&quot;))">
            <text:p/>
          </table:table-cell>
          <table:table-cell table:style-name="ce385" table:formula="of:=IF(ISBLANK([.P5]);&quot;&quot;;IF(AND([.$X$1];[$Synthèse.$G$1]);IF([.P5]=[$Données.E78];1;0);&quot;&quot;))">
            <text:p/>
          </table:table-cell>
          <table:table-cell table:style-name="ce389" table:formula="of:=IF(ISBLANK([.Q5]);&quot;&quot;;IF([.$X$1];IF([.Q5]=[$Données.F78];1;0);&quot;&quot;))">
            <text:p/>
          </table:table-cell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373" table:formula="of:=IF(AND([.$X$1];[.$X$2];[$Synthèse.$G$1]);[$Données.B78];&quot;&quot;)">
            <text:p/>
          </table:table-cell>
          <table:table-cell table:style-name="ce377" table:formula="of:=IF(AND([.$X$1];[.$X$2];[$Synthèse.$G$1]);[$Données.C78];&quot;&quot;)">
            <text:p/>
          </table:table-cell>
          <table:table-cell table:style-name="ce381" table:formula="of:=IF(AND([.$X$1];[.$X$2];[$Synthèse.$G$1]);[$Données.D78];&quot;&quot;)">
            <text:p/>
          </table:table-cell>
          <table:table-cell table:style-name="ce381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5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82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2"/>
          <table:covered-table-cell table:style-name="ce74"/>
          <table:covered-table-cell table:number-columns-repeated="5" table:style-name="ce8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82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4" table:formula="of:=IF(AND([.$X$1];[.$X$2];[$Synthèse.$G$1]);[Données.C72];&quot;&quot;)" table:number-columns-spanned="2" table:number-rows-spanned="1">
            <text:p/>
          </table:table-cell>
          <table:covered-table-cell table:style-name="ce124" table:formula="of:=#REF!" office:value-type="string" office:string-value="" calcext:value-type="error">
            <text:p>#RÉF !</text:p>
          </table:covered-table-cell>
          <table:table-cell table:style-name="ce124"/>
          <table:table-cell table:style-name="ce124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2"/>
          <table:table-cell table:style-name="ce328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24" table:formula="of:=IF(AND([.$X$1];[.$X$2];[$Synthèse.$G$1]);[Données.C73];&quot;&quot;)" table:number-columns-spanned="2" table:number-rows-spanned="1">
            <text:p/>
          </table:table-cell>
          <table:covered-table-cell table:style-name="ce124" table:formula="of:=IF([.B12]&lt;&gt;&quot;&quot;;IF(VALUE(COM.MICROSOFT.CONCAT(#REF!;[.B12]))=-#REF!;0;&quot;&quot;);&quot;&quot;)">
            <text:p/>
          </table:covered-table-cell>
          <table:table-cell table:style-name="ce124" table:formula="of:=IF(AND([.$X$1];[.$X$2];[$Synthèse.$G$1]);[Données.E73];&quot;&quot;)">
            <text:p/>
          </table:table-cell>
          <table:table-cell table:style-name="ce124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24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24" table:formula="of:=IF(AND([.$X$1];[.$X$2];[$Synthèse.$G$1]);[Données.E74];&quot;&quot;)">
            <text:p/>
          </table:table-cell>
          <table:table-cell table:style-name="ce124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86" table:formula="of:=IF(ISBLANK([.P12]);&quot;&quot;;IF(AND([.$X$1];[$Synthèse.$G$1]);IF([.P12]=[$Données.E86];1;0);&quot;&quot;))">
            <text:p/>
          </table:table-cell>
          <table:table-cell table:style-name="ce393" table:formula="of:=IF(ISBLANK([.Q12]);&quot;&quot;;IF(AND([.$X$1];[$Synthèse.$G$1]);IF([.Q12]=[$Données.F86];1;0);&quot;&quot;))">
            <text:p/>
          </table:table-cell>
          <table:table-cell table:style-name="ce397" table:formula="of:=IF(ISBLANK([.R12]);&quot;&quot;;IF(AND([.$X$1];[$Synthèse.$G$1]);IF([.R12]=[$Données.G86];1;0);&quot;&quot;))">
            <text:p/>
          </table:table-cell>
          <table:table-cell table:style-name="ce400" table:formula="of:=IF(ISBLANK([.S12]);&quot;&quot;;IF(AND([.$X$1];[$Synthèse.$G$1]);IF([.S12]=[$Données.H86];1;0);&quot;&quot;))">
            <text:p/>
          </table:table-cell>
          <table:table-cell table:style-name="ce402" table:formula="of:=IF(ISBLANK([.T12]);&quot;&quot;;IF(AND([.$X$1];[$Synthèse.$G$1]);IF([.T12]=[$Données.I86];1;0);&quot;&quot;))">
            <text:p/>
          </table:table-cell>
          <table:table-cell table:style-name="ce404" table:formula="of:=IF(ISBLANK([.U12]);&quot;&quot;;IF(AND([.$X$1];[$Synthèse.$G$1]);IF([.U12]=[$Données.J86];1;0);&quot;&quot;))">
            <text:p/>
          </table:table-cell>
          <table:table-cell table:style-name="ce406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24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24" table:formula="of:=IF(AND([.$X$1];[.$X$2];[$Synthèse.$G$1]);[Données.E75];&quot;&quot;)">
            <text:p/>
          </table:table-cell>
          <table:table-cell table:style-name="ce124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87" table:formula="of:=IF(AND([.$X$1];[.$X$2];[$Synthèse.$G$1]);[$Données.E87];&quot;&quot;)">
            <text:p/>
          </table:table-cell>
          <table:table-cell table:style-name="ce394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1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05" table:formula="of:=IF(AND([.$X$1];[.$X$2];[$Synthèse.$G$1]);[$Données.J87];&quot;&quot;)">
            <text:p/>
          </table:table-cell>
          <table:table-cell table:style-name="ce407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2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395"/>
          <table:table-cell table:style-name="ce399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395"/>
          <table:table-cell table:style-name="ce399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16.118cm" svg:y1="5.954cm" svg:x2="16.118cm" svg:y2="10.464cm">
            <text:p/>
          </draw:line>
          <draw:line draw:z-index="2" draw:style-name="gr5" draw:text-style-name="P3" svg:x1="20.68cm" svg:y1="5.949cm" svg:x2="20.68cm" svg:y2="10.441cm">
            <text:p/>
          </draw:line>
          <draw:line draw:z-index="3" draw:style-name="gr6" draw:text-style-name="P3" svg:x1="16.015cm" svg:y1="13.384cm" svg:x2="16.015cm" svg:y2="17.878cm">
            <text:p/>
          </draw:line>
          <draw:line draw:z-index="4" draw:style-name="gr5" draw:text-style-name="P3" svg:x1="20.608cm" svg:y1="13.428cm" svg:x2="20.608cm" svg:y2="17.902cm">
            <text:p/>
          </draw:line>
          <draw:control draw:z-index="5" draw:style-name="gr7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0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27"/>
          <table:covered-table-cell table:number-columns-repeated="3" table:style-name="ce436"/>
          <table:covered-table-cell table:style-name="ce118"/>
          <table:covered-table-cell table:style-name="ce125"/>
          <table:covered-table-cell table:style-name="ce455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0"/>
          <table:covered-table-cell table:style-name="ce427"/>
          <table:covered-table-cell table:number-columns-repeated="3" table:style-name="ce436"/>
          <table:covered-table-cell table:number-columns-repeated="2" table:style-name="ce358"/>
          <table:covered-table-cell table:style-name="ce455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2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43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43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66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33"/>
          <table:table-cell table:style-name="ce433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3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33" table:formula="of:=IF(AND([.$X$1];[.$X$2];[$Synthèse.$G$1]);[Données.C101];&quot;&quot;)" table:number-columns-spanned="2" table:number-rows-spanned="1">
            <text:p/>
          </table:table-cell>
          <table:covered-table-cell table:style-name="ce433"/>
          <table:table-cell table:style-name="ce443" table:formula="of:=IF(AND([.$X$1];[.$X$2];[$Synthèse.$G$1]);[Données.E101];&quot;&quot;)">
            <text:p/>
          </table:table-cell>
          <table:table-cell table:style-name="ce433" table:formula="of:=IF(AND([.$X$1];[.$X$2];[$Synthèse.$G$1]);[Données.F101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33" table:formula="of:=IF(AND([.$X$1];[.$X$2];[$Synthèse.$G$1]);[Données.C102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02];&quot;&quot;)">
            <text:p/>
          </table:table-cell>
          <table:table-cell table:style-name="ce433" table:formula="of:=IF(AND([.$X$1];[.$X$2];[$Synthèse.$G$1]);[Données.F102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3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3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66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6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7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6" draw:text-style-name="P3" svg:x1="18.563cm" svg:y1="5.93cm" svg:x2="18.563cm" svg:y2="8.941cm">
            <text:p/>
          </draw:line>
          <draw:line draw:z-index="5" draw:style-name="gr5" draw:text-style-name="P3" svg:x1="24.9cm" svg:y1="5.886cm" svg:x2="24.9cm" svg:y2="8.885cm">
            <text:p/>
          </draw:line>
          <draw:line draw:z-index="6" draw:style-name="gr5" draw:text-style-name="P3" svg:x1="18.599cm" svg:y1="16.45cm" svg:x2="18.599cm" svg:y2="19.44cm">
            <text:p/>
          </draw:line>
          <draw:line draw:z-index="7" draw:style-name="gr5" draw:text-style-name="P3" svg:x1="24.938cm" svg:y1="16.372cm" svg:x2="24.938cm" svg:y2="19.408cm">
            <text:p/>
          </draw:line>
          <draw:control draw:z-index="8" draw:style-name="gr1" draw:text-style-name="P1" svg:width="5.145cm" svg:height="1.5cm" svg:x="0.3cm" svg:y="22.41cm" draw:control="control21"/>
          <draw:control draw:z-index="9" draw:style-name="gr1" draw:text-style-name="P1" svg:width="11.496cm" svg:height="1.5cm" svg:x="6.423cm" svg:y="22.41cm" draw:control="control22"/>
        </table:shapes>
        <table:table-column table:style-name="co15" table:default-cell-style-name="ce82"/>
        <table:table-column table:style-name="co16" table:default-cell-style-name="ce82"/>
        <table:table-column table:style-name="co17" table:default-cell-style-name="ce82"/>
        <table:table-column table:style-name="co18" table:number-columns-repeated="2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14" table:default-cell-style-name="ce82"/>
        <table:table-column table:style-name="co6" table:number-columns-repeated="3" table:default-cell-style-name="ce82"/>
        <table:table-column table:style-name="co20" table:number-columns-repeated="11" table:default-cell-style-name="ce82"/>
        <table:table-column table:style-name="co6" table:default-cell-style-name="ce82"/>
        <table:table-column table:style-name="co1" table:number-columns-repeated="40" table:default-cell-style-name="ce82"/>
        <table:table-row table:style-name="ro9">
          <table:table-cell table:style-name="ce53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371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210"/>
          <table:covered-table-cell table:style-name="ce371"/>
          <table:covered-table-cell table:style-name="ce27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24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0" table:formula="of:=IF(ISBLANK([.M5]);&quot;&quot;;IF(AND([.$X$1];[$Synthèse.$G$1]);IF([.M5]=[$Données.B134];1;0);&quot;&quot;))">
            <text:p/>
          </table:table-cell>
          <table:table-cell table:style-name="ce594" table:formula="of:=IF(ISBLANK([.N5]);&quot;&quot;;IF(AND([.$X$1];[$Synthèse.$G$1]);IF([.N5]=[$Données.C134];1;0);&quot;&quot;))">
            <text:p/>
          </table:table-cell>
          <table:table-cell table:style-name="ce598" table:formula="of:=IF(ISBLANK([.O5]);&quot;&quot;;IF(AND([.$X$1];[$Synthèse.$G$1]);IF([.O5]=[$Données.D134];1;0);&quot;&quot;))">
            <text:p/>
          </table:table-cell>
          <table:table-cell table:style-name="ce604" table:formula="of:=IF(ISBLANK([.P5]);&quot;&quot;;IF(AND([.$X$1];[$Synthèse.$G$1]);IF([.P5]=[$Données.E134];1;0);&quot;&quot;))">
            <text:p/>
          </table:table-cell>
          <table:table-cell table:style-name="ce614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5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2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8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2" table:formula="of:=IF(AND([.$X$1];[.$X$2];[$Synthèse.$G$1]);[Données.C129];&quot;&quot;)" table:number-columns-spanned="2" table:number-rows-spanned="1">
            <text:p/>
          </table:table-cell>
          <table:covered-table-cell table:style-name="ce583"/>
          <table:table-cell table:style-name="ce582" table:formula="of:=IF(AND([.$X$1];[.$X$2];[$Synthèse.$G$1]);[Données.E129];&quot;&quot;)">
            <text:p/>
          </table:table-cell>
          <table:table-cell table:style-name="ce583" table:formula="of:=IF(AND([.$X$1];[.$X$2];[$Synthèse.$G$1]);[Données.F129];&quot;&quot;)" table:number-columns-spanned="2" table:number-rows-spanned="1">
            <text:p/>
          </table:table-cell>
          <table:covered-table-cell table:style-name="ce582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3" table:formula="of:=IF(AND([.$X$1];[.$X$2];[$Synthèse.$G$1]);[Données.C130];&quot;&quot;)" table:number-columns-spanned="2" table:number-rows-spanned="1">
            <text:p/>
          </table:table-cell>
          <table:covered-table-cell table:style-name="ce582"/>
          <table:table-cell table:style-name="ce582" table:formula="of:=IF(AND([.$X$1];[.$X$2];[$Synthèse.$G$1]);[Données.E130];&quot;&quot;)">
            <text:p/>
          </table:table-cell>
          <table:table-cell table:style-name="ce582" table:formula="of:=IF(AND([.$X$1];[.$X$2];[$Synthèse.$G$1]);[Données.F130];&quot;&quot;)" table:number-columns-spanned="2" table:number-rows-spanned="1">
            <text:p/>
          </table:table-cell>
          <table:covered-table-cell table:style-name="ce582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06" table:formula="of:=IF(ISBLANK([.P12]);&quot;&quot;;IF(AND([.$X$1];[$Synthèse.$G$1]);IF([.P12]=[$Données.E142];1;0);&quot;&quot;))">
            <text:p/>
          </table:table-cell>
          <table:table-cell table:style-name="ce616" table:formula="of:=IF(ISBLANK([.Q12]);&quot;&quot;;IF(AND([.$X$1];[$Synthèse.$G$1]);IF([.Q12]=[$Données.F142];1;0);&quot;&quot;))">
            <text:p/>
          </table:table-cell>
          <table:table-cell table:style-name="ce652" table:formula="of:=IF(ISBLANK([.R12]);&quot;&quot;;IF(AND([.$X$1];[$Synthèse.$G$1]);IF([.R12]=[$Données.G142];1;0);&quot;&quot;))">
            <text:p/>
          </table:table-cell>
          <table:table-cell table:style-name="ce691" table:formula="of:=IF(ISBLANK([.S12]);&quot;&quot;;IF(AND([.$X$1];[$Synthèse.$G$1]);IF([.S12]=[$Données.H142];1;0);&quot;&quot;))">
            <text:p/>
          </table:table-cell>
          <table:table-cell table:style-name="ce694" table:formula="of:=IF(ISBLANK([.T12]);&quot;&quot;;IF(AND([.$X$1];[$Synthèse.$G$1]);IF([.T12]=[$Données.I142];1;0);&quot;&quot;))">
            <text:p/>
          </table:table-cell>
          <table:table-cell table:style-name="ce695" table:formula="of:=IF(ISBLANK([.U12]);&quot;&quot;;IF(AND([.$X$1];[$Synthèse.$G$1]);IF([.U12]=[$Données.J142];1;0);&quot;&quot;))">
            <text:p/>
          </table:table-cell>
          <table:table-cell table:style-name="ce696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24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24" table:formula="of:=IF(AND([.$X$1];[.$X$2];[$Synthèse.$G$1]);[Données.E131];&quot;&quot;)">
            <text:p/>
          </table:table-cell>
          <table:table-cell table:style-name="ce124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96cm" svg:x2="22.21cm" svg:y2="11.993cm">
            <text:p/>
          </draw:line>
          <draw:line draw:z-index="2" draw:style-name="gr5" draw:text-style-name="P3" svg:x1="30.454cm" svg:y1="5.926cm" svg:x2="30.454cm" svg:y2="11.945cm">
            <text:p/>
          </draw:line>
          <draw:line draw:z-index="3" draw:style-name="gr6" draw:text-style-name="P3" svg:x1="22.211cm" svg:y1="14.932cm" svg:x2="22.211cm" svg:y2="20.928cm">
            <text:p/>
          </draw:line>
          <draw:line draw:z-index="4" draw:style-name="gr5" draw:text-style-name="P3" svg:x1="30.489cm" svg:y1="14.921cm" svg:x2="30.489cm" svg:y2="20.822cm">
            <text:p/>
          </draw:line>
          <draw:line draw:z-index="5" draw:style-name="gr6" draw:text-style-name="P3" svg:x1="38.774cm" svg:y1="5.94cm" svg:x2="38.774cm" svg:y2="11.918cm">
            <text:p/>
          </draw:line>
          <draw:line draw:z-index="6" draw:style-name="gr5" draw:text-style-name="P3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0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27"/>
          <table:covered-table-cell table:number-columns-repeated="3" table:style-name="ce436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0"/>
          <table:covered-table-cell table:style-name="ce427"/>
          <table:covered-table-cell table:number-columns-repeated="3" table:style-name="ce43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2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33"/>
          <table:table-cell table:style-name="ce433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33" table:formula="of:=IF(AND([.$X$1];[.$X$2];[$Synthèse.$G$1]);[Données.C157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7];&quot;&quot;)">
            <text:p/>
          </table:table-cell>
          <table:table-cell table:style-name="ce433" table:formula="of:=IF(AND([.$X$1];[.$X$2];[$Synthèse.$G$1]);[Données.F157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7];&quot;&quot;)">
            <text:p/>
          </table:table-cell>
          <table:table-cell table:style-name="ce433" table:formula="of:=IF(AND([.$X$1];[.$X$2];[$Synthèse.$G$1]);[Données.I157];&quot;&quot;)" table:number-columns-spanned="2" table:number-rows-spanned="1">
            <text:p/>
          </table:table-cell>
          <table:covered-table-cell table:style-name="ce443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33" table:formula="of:=IF(AND([.$X$1];[.$X$2];[$Synthèse.$G$1]);[Données.C158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8];&quot;&quot;)">
            <text:p/>
          </table:table-cell>
          <table:table-cell table:style-name="ce433" table:formula="of:=IF(AND([.$X$1];[.$X$2];[$Synthèse.$G$1]);[Données.F158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8];&quot;&quot;)">
            <text:p/>
          </table:table-cell>
          <table:table-cell table:style-name="ce433" table:formula="of:=IF(AND([.$X$1];[.$X$2];[$Synthèse.$G$1]);[Données.I158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33" table:formula="of:=IF(AND([.$X$1];[.$X$2];[$Synthèse.$G$1]);[Données.C159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9];&quot;&quot;)">
            <text:p/>
          </table:table-cell>
          <table:table-cell table:style-name="ce433" table:formula="of:=IF(AND([.$X$1];[.$X$2];[$Synthèse.$G$1]);[Données.F159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9];&quot;&quot;)">
            <text:p/>
          </table:table-cell>
          <table:table-cell table:style-name="ce433" table:formula="of:=IF(AND([.$X$1];[.$X$2];[$Synthèse.$G$1]);[Données.I159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33" table:formula="of:=IF(AND([.$X$1];[.$X$2];[$Synthèse.$G$1]);[Données.C160];&quot;&quot;)" table:number-columns-spanned="2" table:number-rows-spanned="1">
            <text:p/>
          </table:table-cell>
          <table:covered-table-cell table:style-name="ce762"/>
          <table:table-cell table:style-name="ce433" table:formula="of:=IF(AND([.$X$1];[.$X$2];[$Synthèse.$G$1]);[Données.E160];&quot;&quot;)">
            <text:p/>
          </table:table-cell>
          <table:table-cell table:style-name="ce762" table:formula="of:=IF(AND([.$X$1];[.$X$2];[$Synthèse.$G$1]);[Données.F160];&quot;&quot;)" table:number-columns-spanned="2" table:number-rows-spanned="1">
            <text:p/>
          </table:table-cell>
          <table:covered-table-cell table:style-name="ce845"/>
          <table:table-cell table:style-name="ce845" table:formula="of:=IF(AND([.$X$1];[.$X$2];[$Synthèse.$G$1]);[Données.H160];&quot;&quot;)">
            <text:p/>
          </table:table-cell>
          <table:table-cell table:style-name="ce762" table:formula="of:=IF(AND([.$X$1];[.$X$2];[$Synthèse.$G$1]);[Données.I160];&quot;&quot;)" table:number-columns-spanned="2" table:number-rows-spanned="1">
            <text:p/>
          </table:table-cell>
          <table:covered-table-cell table:style-name="ce845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09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6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36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36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66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09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36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36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41cm" svg:x2="22.21cm" svg:y2="10.393cm">
            <text:p/>
          </draw:line>
          <draw:line draw:z-index="2" draw:style-name="gr5" draw:text-style-name="P3" svg:x1="30.454cm" svg:y1="5.976cm" svg:x2="30.454cm" svg:y2="10.445cm">
            <text:p/>
          </draw:line>
          <draw:line draw:z-index="3" draw:style-name="gr6" draw:text-style-name="P3" svg:x1="22.211cm" svg:y1="17.857cm" svg:x2="22.211cm" svg:y2="22.428cm">
            <text:p/>
          </draw:line>
          <draw:line draw:z-index="4" draw:style-name="gr5" draw:text-style-name="P3" svg:x1="30.489cm" svg:y1="17.893cm" svg:x2="30.489cm" svg:y2="22.322cm">
            <text:p/>
          </draw:line>
          <draw:line draw:z-index="5" draw:style-name="gr6" draw:text-style-name="P3" svg:x1="38.774cm" svg:y1="5.941cm" svg:x2="38.774cm" svg:y2="10.418cm">
            <text:p/>
          </draw:line>
          <draw:line draw:z-index="6" draw:style-name="gr5" draw:text-style-name="P3" svg:x1="38.748cm" svg:y1="17.893cm" svg:x2="38.748cm" svg:y2="22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3" svg:x1="8.135cm" svg:y1="0.556cm" svg:x2="8.135cm" svg:y2="2.368cm">
            <text:p/>
          </draw:line>
          <draw:control draw:z-index="10" draw:style-name="gr1" draw:text-style-name="P1" svg:width="5.201cm" svg:height="1.5cm" svg:x="0.367cm" svg:y="40.338cm" draw:control="control29"/>
          <draw:control draw:z-index="11" draw:style-name="gr1" draw:text-style-name="P1" svg:width="11.496cm" svg:height="1.5cm" svg:x="6.424cm" svg:y="40.339cm" draw:control="control30"/>
        </table:shapes>
        <table:table-column table:style-name="co21" table:default-cell-style-name="ce82"/>
        <table:table-column table:style-name="co22" table:default-cell-style-name="ce82"/>
        <table:table-column table:style-name="co23" table:number-columns-repeated="2" table:default-cell-style-name="ce82"/>
        <table:table-column table:style-name="co24" table:default-cell-style-name="ce82"/>
        <table:table-column table:style-name="co23" table:number-columns-repeated="2" table:default-cell-style-name="ce82"/>
        <table:table-column table:style-name="co24" table:default-cell-style-name="ce82"/>
        <table:table-column table:style-name="co23" table:number-columns-repeated="2" table:default-cell-style-name="ce82"/>
        <table:table-column table:style-name="co22" table:default-cell-style-name="ce82"/>
        <table:table-column table:style-name="co26" table:number-columns-repeated="3" table:default-cell-style-name="ce82"/>
        <table:table-column table:style-name="co13" table:default-cell-style-name="ce82"/>
        <table:table-column table:style-name="co25" table:default-cell-style-name="ce82"/>
        <table:table-column table:style-name="co1" table:number-columns-repeated="48" table:default-cell-style-name="ce82"/>
        <table:table-row table:style-name="ro9">
          <table:table-cell table:style-name="ce53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1"/>
          <table:covered-table-cell table:number-columns-repeated="3" table:style-name="ce135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24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19"/>
          <table:table-cell table:style-name="ce119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905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905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905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2"/>
          <table:table-cell table:style-name="ce582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3" table:formula="of:=IF(AND([.$X$1];[.$X$2];[$Synthèse.$G$1]);[Données.C186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6];&quot;&quot;)">
            <text:p/>
          </table:table-cell>
          <table:table-cell table:style-name="ce583" table:formula="of:=IF(AND([.$X$1];[.$X$2];[$Synthèse.$G$1]);[Données.F186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6];&quot;&quot;)">
            <text:p/>
          </table:table-cell>
          <table:table-cell table:style-name="ce583" table:formula="of:=IF(AND([.$X$1];[.$X$2];[$Synthèse.$G$1]);[Données.I186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3" table:formula="of:=IF(AND([.$X$1];[.$X$2];[$Synthèse.$G$1]);[Données.C187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7];&quot;&quot;)">
            <text:p/>
          </table:table-cell>
          <table:table-cell table:style-name="ce583" table:formula="of:=IF(AND([.$X$1];[.$X$2];[$Synthèse.$G$1]);[Données.F187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7];&quot;&quot;)">
            <text:p/>
          </table:table-cell>
          <table:table-cell table:style-name="ce583" table:formula="of:=IF(AND([.$X$1];[.$X$2];[$Synthèse.$G$1]);[Données.I187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3" table:formula="of:=IF(AND([.$X$1];[.$X$2];[$Synthèse.$G$1]);[Données.C188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8];&quot;&quot;)">
            <text:p/>
          </table:table-cell>
          <table:table-cell table:style-name="ce583" table:formula="of:=IF(AND([.$X$1];[.$X$2];[$Synthèse.$G$1]);[Données.F188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8];&quot;&quot;)">
            <text:p/>
          </table:table-cell>
          <table:table-cell table:style-name="ce583" table:formula="of:=IF(AND([.$X$1];[.$X$2];[$Synthèse.$G$1]);[Données.I188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3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3" table:formula="of:=IF(AND([.$X$1];[.$X$2];[$Synthèse.$G$1]);[Données.E189];&quot;&quot;)">
            <text:p/>
          </table:table-cell>
          <table:table-cell table:style-name="ce583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3" table:formula="of:=IF(AND([.$X$1];[.$X$2];[$Synthèse.$G$1]);[Données.H189];&quot;&quot;)">
            <text:p/>
          </table:table-cell>
          <table:table-cell table:style-name="ce583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35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35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52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35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35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3" table:protected="true" table:protection-key="PVKWKvMRLYpkpFO9rRtZwk7laAU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27" table:default-cell-style-name="ce941"/>
        <table:table-column table:style-name="co28" table:default-cell-style-name="ce941"/>
        <table:table-column table:style-name="co29" table:default-cell-style-name="ce941"/>
        <table:table-column table:style-name="co30" table:default-cell-style-name="ce941"/>
        <table:table-column table:style-name="co31" table:default-cell-style-name="ce941"/>
        <table:table-column table:style-name="co32" table:default-cell-style-name="ce941"/>
        <table:table-column table:style-name="co33" table:number-columns-repeated="2" table:default-cell-style-name="ce941"/>
        <table:table-column table:style-name="co34" table:number-columns-repeated="5" table:default-cell-style-name="ce941"/>
        <table:table-column table:style-name="co35" table:default-cell-style-name="ce941"/>
        <table:table-column table:style-name="co36" table:default-cell-style-name="ce941"/>
        <table:table-column table:style-name="co36" table:default-cell-style-name="ce1037"/>
        <table:table-column table:style-name="co36" table:number-columns-repeated="5" table:default-cell-style-name="ce941"/>
        <table:table-column table:style-name="co1" table:number-columns-repeated="43" table:default-cell-style-name="ce941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44"/>
          <table:table-cell table:style-name="ce824"/>
          <table:table-cell table:style-name="ce944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96"/>
          <table:table-cell table:style-name="ce871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96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96"/>
          <table:table-cell/>
          <table:table-cell table:style-name="ce871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96"/>
          <table:table-cell/>
          <table:table-cell table:style-name="ce871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96"/>
          <table:table-cell/>
          <table:table-cell table:style-name="ce871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96"/>
          <table:table-cell table:number-columns-repeated="5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96"/>
          <table:table-cell table:number-columns-repeated="5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96"/>
          <table:table-cell table:number-columns-repeated="5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96"/>
          <table:table-cell table:number-columns-repeated="5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871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37" table:number-columns-repeated="5"/>
          <table:table-cell table:style-name="ce795" table:number-columns-repeated="2"/>
          <table:table-cell table:style-name="ce1037" table:number-columns-repeated="41"/>
        </table:table-row>
        <table:table-row table:style-name="ro5">
          <table:table-cell table:style-name="ce944"/>
          <table:table-cell table:style-name="ce961" office:value-type="string" calcext:value-type="string">
            <text:p>a₁</text:p>
          </table:table-cell>
          <table:table-cell table:style-name="ce961" office:value-type="string" calcext:value-type="string">
            <text:p>b₁</text:p>
          </table:table-cell>
          <table:table-cell table:style-name="ce995" office:value-type="string" calcext:value-type="string">
            <text:p>Facteur 1</text:p>
          </table:table-cell>
          <table:table-cell table:style-name="ce961" office:value-type="string" calcext:value-type="string">
            <text:p>rac 1</text:p>
          </table:table-cell>
          <table:table-cell table:style-name="ce995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8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41"/>
          <table:table-cell table:number-columns-repeated="9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871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41"/>
          <table:table-cell table:number-columns-repeated="9"/>
          <table:table-cell table:style-name="ce871"/>
          <table:table-cell table:number-columns-repeated="42"/>
        </table:table-row>
        <table:table-row table:style-name="ro5">
          <table:table-cell/>
          <table:table-cell table:style-name="ce961" office:value-type="string" calcext:value-type="string">
            <text:p>a₂</text:p>
          </table:table-cell>
          <table:table-cell table:style-name="ce961" office:value-type="string" calcext:value-type="string">
            <text:p>b₂</text:p>
          </table:table-cell>
          <table:table-cell table:style-name="ce995" office:value-type="string" calcext:value-type="string">
            <text:p>Facteur 2</text:p>
          </table:table-cell>
          <table:table-cell table:style-name="ce961" office:value-type="string" calcext:value-type="string">
            <text:p>rac 2</text:p>
          </table:table-cell>
          <table:table-cell table:style-name="ce995" office:value-type="string" calcext:value-type="string" table:number-columns-spanned="3" table:number-rows-spanned="1">
            <text:p>Signes</text:p>
          </table:table-cell>
          <table:covered-table-cell table:number-columns-repeated="2" table:style-name="ce961"/>
          <table:table-cell table:style-name="ce871"/>
          <table:table-cell table:style-name="ce961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871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871" table:number-columns-repeated="2"/>
          <table:table-cell table:number-columns-repeated="11"/>
          <table:table-cell table:style-name="ce871"/>
          <table:table-cell table:number-columns-repeated="42"/>
        </table:table-row>
        <table:table-row table:style-name="ro5">
          <table:table-cell table:style-name="ce871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871"/>
          <table:covered-table-cell table:style-name="ce803"/>
          <table:covered-table-cell table:number-columns-repeated="3"/>
          <table:table-cell table:style-name="ce871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68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68" table:formula="of:=#REF!" office:value-type="string" office:string-value="" calcext:value-type="error">
            <text:p>#RÉF !</text:p>
          </table:covered-table-cell>
          <table:table-cell table:style-name="ce968"/>
          <table:table-cell table:style-name="ce968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71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68" table:formula="of:=IF([.K39]=1;IF([.E38]=[.J38];0;&quot;&quot;);IF([.E40]=[.J38];0;&quot;&quot;))" table:number-columns-spanned="2" table:number-rows-spanned="1">
            <text:p/>
          </table:table-cell>
          <table:covered-table-cell table:style-name="ce968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68" table:formula="of:=IF([.K39]=1;[.G38];[.G40])" office:value-type="string" office:string-value="-" calcext:value-type="string">
            <text:p>-</text:p>
          </table:table-cell>
          <table:table-cell table:style-name="ce968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871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68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68" table:formula="of:=IF([.K39]=2;[.G38];[.G40])" office:value-type="string" office:string-value="+" calcext:value-type="string">
            <text:p>+</text:p>
          </table:table-cell>
          <table:table-cell table:style-name="ce968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68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68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71"/>
          <table:table-cell table:number-columns-repeated="49"/>
        </table:table-row>
        <table:table-row table:style-name="ro5">
          <table:table-cell table:style-name="ce871" table:number-columns-repeated="14"/>
          <table:table-cell table:number-columns-repeated="50"/>
        </table:table-row>
        <table:table-row table:style-name="ro5">
          <table:table-cell table:style-name="ce950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981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871"/>
          <table:table-cell table:style-name="ce965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65" office:value-type="string" calcext:value-type="string" table:number-columns-spanned="2" table:number-rows-spanned="1">
            <text:p>Choix inéqua</text:p>
          </table:table-cell>
          <table:covered-table-cell table:style-name="ce965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96"/>
          <table:table-cell table:style-name="ce795" table:number-columns-repeated="6"/>
          <table:table-cell table:style-name="ce871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96"/>
          <table:table-cell table:style-name="ce795" table:number-columns-repeated="6"/>
          <table:table-cell table:style-name="ce871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96"/>
          <table:table-cell table:style-name="ce795" table:number-columns-repeated="6"/>
          <table:table-cell table:style-name="ce871"/>
          <table:table-cell table:number-columns-repeated="49"/>
        </table:table-row>
        <table:table-row table:style-name="ro5">
          <table:table-cell table:style-name="ce950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68" table:formula="of:=IF(OR([.F52]=2;[.F52]=4;[.H52]=2);&quot;]&quot;;&quot;[&quot;)" office:value-type="string" office:string-value="]" calcext:value-type="string">
            <text:p>]</text:p>
          </table:table-cell>
          <table:table-cell table:style-name="ce968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68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68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871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871" table:number-columns-repeated="7"/>
          <table:table-cell table:number-columns-repeated="49"/>
        </table:table-row>
        <table:table-row table:style-name="ro5">
          <table:table-cell table:style-name="ce95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44"/>
          <table:covered-table-cell table:number-columns-repeated="5" table:style-name="ce101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71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1017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71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871" table:number-columns-repeated="2"/>
          <table:table-cell table:number-columns-repeated="49"/>
        </table:table-row>
        <table:table-row table:style-name="ro5">
          <table:table-cell table:style-name="ce957" table:number-columns-repeated="12"/>
          <table:table-cell table:style-name="ce1041"/>
          <table:table-cell table:style-name="ce795"/>
          <table:table-cell table:style-name="ce871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871" table:number-columns-repeated="2"/>
          <table:table-cell table:number-columns-repeated="41"/>
        </table:table-row>
        <table:table-row table:style-name="ro5">
          <table:table-cell table:style-name="ce957"/>
          <table:table-cell table:style-name="ce739"/>
          <table:table-cell table:style-name="ce957"/>
          <table:table-cell table:style-name="ce996" table:number-columns-repeated="2"/>
          <table:table-cell table:style-name="ce957"/>
          <table:table-cell table:style-name="ce996"/>
          <table:table-cell table:style-name="ce785"/>
          <table:table-cell table:style-name="ce996" table:number-columns-repeated="5"/>
          <table:table-cell table:style-name="ce1041"/>
          <table:table-cell table:number-columns-repeated="50"/>
        </table:table-row>
        <table:table-row table:style-name="ro5">
          <table:table-cell table:style-name="ce944"/>
          <table:table-cell table:style-name="ce961" office:value-type="string" calcext:value-type="string">
            <text:p>a₁</text:p>
          </table:table-cell>
          <table:table-cell table:style-name="ce961" office:value-type="string" calcext:value-type="string">
            <text:p>b₁</text:p>
          </table:table-cell>
          <table:table-cell table:style-name="ce995" office:value-type="string" calcext:value-type="string">
            <text:p>Facteur 1</text:p>
          </table:table-cell>
          <table:table-cell table:style-name="ce961" office:value-type="string" calcext:value-type="string">
            <text:p>rac 1</text:p>
          </table:table-cell>
          <table:table-cell table:style-name="ce995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8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41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871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41"/>
          <table:table-cell table:number-columns-repeated="52"/>
        </table:table-row>
        <table:table-row table:style-name="ro5">
          <table:table-cell/>
          <table:table-cell table:style-name="ce961" office:value-type="string" calcext:value-type="string">
            <text:p>a₂</text:p>
          </table:table-cell>
          <table:table-cell table:style-name="ce961" office:value-type="string" calcext:value-type="string">
            <text:p>b₂</text:p>
          </table:table-cell>
          <table:table-cell table:style-name="ce995" office:value-type="string" calcext:value-type="string">
            <text:p>Facteur 2</text:p>
          </table:table-cell>
          <table:table-cell table:style-name="ce961" office:value-type="string" calcext:value-type="string">
            <text:p>rac 2</text:p>
          </table:table-cell>
          <table:table-cell table:style-name="ce995" office:value-type="string" calcext:value-type="string" table:number-columns-spanned="3" table:number-rows-spanned="1">
            <text:p>Signes</text:p>
          </table:table-cell>
          <table:covered-table-cell table:number-columns-repeated="2" table:style-name="ce961"/>
          <table:table-cell table:style-name="ce871"/>
          <table:table-cell table:style-name="ce961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871" table:number-columns-repeated="2"/>
          <table:table-cell table:style-name="ce1037"/>
          <table:table-cell table:number-columns-repeated="53"/>
        </table:table-row>
        <table:table-row table:style-name="ro5">
          <table:table-cell/>
          <table:table-cell table:style-name="ce871" table:number-columns-repeated="2"/>
          <table:table-cell table:number-columns-repeated="5"/>
          <table:table-cell table:style-name="ce871" table:number-columns-repeated="2"/>
          <table:table-cell table:style-name="ce1037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871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68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68" table:formula="of:=#REF!" office:value-type="string" office:string-value="" calcext:value-type="error">
            <text:p>#RÉF !</text:p>
          </table:covered-table-cell>
          <table:table-cell table:style-name="ce968"/>
          <table:table-cell table:style-name="ce968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68" table:formula="of:=IF([.E67]=[.J67];0;&quot;&quot;)" table:number-columns-spanned="2" table:number-rows-spanned="1">
            <text:p/>
          </table:table-cell>
          <table:covered-table-cell table:style-name="ce968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68" table:formula="of:=[.G67]" office:value-type="string" office:string-value="-" calcext:value-type="string">
            <text:p>-</text:p>
          </table:table-cell>
          <table:table-cell table:style-name="ce968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68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68" table:formula="of:=[.G69]" office:value-type="string" office:string-value="+" calcext:value-type="string">
            <text:p>+</text:p>
          </table:table-cell>
          <table:table-cell table:style-name="ce968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68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68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57"/>
          <table:table-cell table:style-name="ce739"/>
          <table:table-cell table:style-name="ce957"/>
          <table:table-cell table:style-name="ce996" table:number-columns-repeated="2"/>
          <table:table-cell table:style-name="ce957"/>
          <table:table-cell table:style-name="ce996"/>
          <table:table-cell table:style-name="ce785"/>
          <table:table-cell table:style-name="ce996" table:number-columns-repeated="5"/>
          <table:table-cell table:style-name="ce1041"/>
          <table:table-cell table:number-columns-repeated="50"/>
        </table:table-row>
        <table:table-row table:style-name="ro5">
          <table:table-cell table:style-name="ce950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981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871"/>
          <table:table-cell table:style-name="ce965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65" office:value-type="string" calcext:value-type="string" table:number-columns-spanned="2" table:number-rows-spanned="1">
            <text:p>Choix inéqua</text:p>
          </table:table-cell>
          <table:covered-table-cell table:style-name="ce965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96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96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96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0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68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68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68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68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871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number-columns-repeated="50"/>
        </table:table-row>
        <table:table-row table:style-name="ro5">
          <table:table-cell table:style-name="ce95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44"/>
          <table:covered-table-cell table:number-columns-repeated="5" table:style-name="ce101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1017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871"/>
          <table:table-cell table:number-columns-repeated="50"/>
        </table:table-row>
        <table:table-row table:style-name="ro5">
          <table:table-cell table:style-name="ce957"/>
          <table:table-cell table:style-name="ce739"/>
          <table:table-cell table:style-name="ce957"/>
          <table:table-cell table:style-name="ce996" table:number-columns-repeated="2"/>
          <table:table-cell table:style-name="ce957"/>
          <table:table-cell table:style-name="ce996"/>
          <table:table-cell table:style-name="ce785"/>
          <table:table-cell table:style-name="ce996" table:number-columns-repeated="5"/>
          <table:table-cell table:style-name="ce1041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871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871"/>
          <table:covered-table-cell table:style-name="ce803"/>
          <table:covered-table-cell table:number-columns-repeated="3"/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871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68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68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68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871" table:number-columns-repeated="14"/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950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981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871"/>
          <table:table-cell table:style-name="ce965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65" office:value-type="string" calcext:value-type="string" table:number-columns-spanned="2" table:number-rows-spanned="1">
            <text:p>Choix inéqua</text:p>
          </table:table-cell>
          <table:covered-table-cell table:style-name="ce965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1037"/>
          <table:table-cell table:style-name="ce941"/>
          <table:table-cell table:number-columns-repeated="48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96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96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 table:number-columns-repeated="7"/>
          <table:table-cell table:style-name="ce996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0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68" table:formula="of:=IF(OR([.F109]=2;[.F109]=4;[.H109]=2);&quot;]&quot;;&quot;[&quot;)" office:value-type="string" office:string-value="[" calcext:value-type="string">
            <text:p>[</text:p>
          </table:table-cell>
          <table:table-cell table:style-name="ce968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68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68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44"/>
          <table:covered-table-cell table:number-columns-repeated="5" table:style-name="ce101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1017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957"/>
          <table:table-cell table:style-name="ce996"/>
          <table:table-cell table:style-name="ce957" table:number-columns-repeated="2"/>
          <table:table-cell table:style-name="ce996"/>
          <table:table-cell table:style-name="ce1023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75"/>
          <table:covered-table-cell table:style-name="ce957"/>
          <table:covered-table-cell table:style-name="ce996"/>
          <table:covered-table-cell table:number-columns-repeated="2" table:style-name="ce957"/>
          <table:covered-table-cell table:style-name="ce996"/>
          <table:covered-table-cell table:style-name="ce1023"/>
          <table:covered-table-cell table:number-columns-repeated="5" table:style-name="ce996"/>
          <table:covered-table-cell table:style-name="ce1041"/>
          <table:covered-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957"/>
          <table:table-cell table:style-name="ce996"/>
          <table:table-cell table:style-name="ce957" table:number-columns-repeated="2"/>
          <table:table-cell table:style-name="ce996"/>
          <table:table-cell table:style-name="ce1023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957"/>
          <table:table-cell table:style-name="ce996"/>
          <table:table-cell table:style-name="ce957" table:number-columns-repeated="2"/>
          <table:table-cell table:style-name="ce996"/>
          <table:table-cell table:style-name="ce1023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number-columns-repeated="8"/>
          <table:table-cell table:style-name="ce954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68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68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68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957"/>
          <table:table-cell table:style-name="ce996"/>
          <table:table-cell table:style-name="ce957" table:number-columns-repeated="2"/>
          <table:table-cell table:style-name="ce996"/>
          <table:table-cell table:style-name="ce1023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0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981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871"/>
          <table:table-cell table:style-name="ce965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65" office:value-type="string" calcext:value-type="string" table:number-columns-spanned="2" table:number-rows-spanned="1">
            <text:p>Choix inéqua</text:p>
          </table:table-cell>
          <table:covered-table-cell table:style-name="ce965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96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96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 table:number-columns-repeated="7"/>
          <table:table-cell table:style-name="ce996"/>
          <table:table-cell table:style-name="ce795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0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68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68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68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68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44"/>
          <table:covered-table-cell table:number-columns-repeated="5" table:style-name="ce101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1017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87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957"/>
          <table:table-cell table:style-name="ce996"/>
          <table:table-cell table:style-name="ce957" table:number-columns-repeated="2"/>
          <table:table-cell table:style-name="ce996"/>
          <table:table-cell table:style-name="ce1023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75"/>
          <table:covered-table-cell table:style-name="ce957"/>
          <table:covered-table-cell table:style-name="ce996"/>
          <table:covered-table-cell table:number-columns-repeated="2" table:style-name="ce957"/>
          <table:covered-table-cell table:style-name="ce996"/>
          <table:covered-table-cell table:style-name="ce1023"/>
          <table:covered-table-cell table:number-columns-repeated="5" table:style-name="ce996"/>
          <table:covered-table-cell table:style-name="ce1041"/>
          <table:covered-table-cell table:style-name="ce1037"/>
          <table:table-cell/>
          <table:table-cell table:style-name="ce1037" table:number-columns-repeated="48"/>
        </table:table-row>
        <table:table-row table:style-name="ro5">
          <table:table-cell table:style-name="ce957"/>
          <table:table-cell table:style-name="ce975"/>
          <table:table-cell table:style-name="ce957"/>
          <table:table-cell table:style-name="ce996"/>
          <table:table-cell table:style-name="ce957" table:number-columns-repeated="2"/>
          <table:table-cell table:style-name="ce996"/>
          <table:table-cell table:style-name="ce1023"/>
          <table:table-cell table:style-name="ce996" table:number-columns-repeated="5"/>
          <table:table-cell table:style-name="ce1041"/>
          <table:table-cell table:style-name="ce1037"/>
          <table:table-cell/>
          <table:table-cell table:style-name="ce1037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54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50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981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5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/>
          <table:table-cell table:style-name="ce965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65" office:value-type="string" calcext:value-type="string" table:number-columns-spanned="2" table:number-rows-spanned="1">
            <text:p>Choix inéqua</text:p>
          </table:table-cell>
          <table:covered-table-cell table:style-name="ce965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96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96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96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950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68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68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68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68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95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44"/>
          <table:covered-table-cell table:number-columns-repeated="5" table:style-name="ce101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1017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71"/>
          <table:table-cell table:style-name="ce871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871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54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50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981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5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 table:number-columns-repeated="4"/>
          <table:table-cell table:style-name="ce755"/>
          <table:table-cell table:style-name="ce871"/>
          <table:table-cell table:style-name="ce755"/>
          <table:table-cell table:style-name="ce772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/>
          <table:table-cell table:style-name="ce965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65" office:value-type="string" calcext:value-type="string" table:number-columns-spanned="2" table:number-rows-spanned="1">
            <text:p>Choix inéqua</text:p>
          </table:table-cell>
          <table:covered-table-cell table:style-name="ce965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96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96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96"/>
          <table:table-cell table:style-name="ce795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950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68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68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68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68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95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44"/>
          <table:covered-table-cell table:number-columns-repeated="5" table:style-name="ce101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1017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871"/>
          <table:table-cell table:style-name="ce1037"/>
          <table:table-cell table:style-name="ce871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3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7" table:default-cell-style-name="ce1072"/>
        <table:table-column table:style-name="co38" table:default-cell-style-name="ce1072"/>
        <table:table-column table:style-name="co39" table:default-cell-style-name="ce1072"/>
        <table:table-column table:style-name="co40" table:default-cell-style-name="ce1072"/>
        <table:table-column table:style-name="co41" table:default-cell-style-name="ce1072"/>
        <table:table-column table:style-name="co42" table:default-cell-style-name="ce1072"/>
        <table:table-column table:style-name="co1" table:number-columns-repeated="58" table:default-cell-style-name="ce1072"/>
        <table:table-row table:style-name="ro11">
          <table:table-cell table:style-name="ce1068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873" table:formula="of:=IF([.$G$1];&quot;Notes&quot;;&quot;&quot;)" office:value-type="string" office:string-value="Notes" calcext:value-type="string">
            <text:p>Notes</text:p>
          </table:table-cell>
          <table:table-cell table:style-name="ce1068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068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883"/>
          <table:table-cell table:style-name="ce888" table:formula="of:=IF([.A14]=[.B100];1;0)" office:value-type="float" office:value="1" calcext:value-type="float">
            <text:p>1</text:p>
          </table:table-cell>
          <table:table-cell table:number-columns-repeated="57"/>
        </table:table-row>
        <table:table-row table:style-name="ro11">
          <table:table-cell table:style-name="ce866" table:formula="of:=IF([.$G$1];&quot;1&quot;;&quot;&quot;)" office:value-type="string" office:string-value="1" calcext:value-type="string">
            <text:p>1</text:p>
          </table:table-cell>
          <table:table-cell table:style-name="ce866" office:value-type="string" calcext:value-type="string">
            <text:p>Niveau 1</text:p>
          </table:table-cell>
          <table:table-cell table:style-name="ce874" table:formula="of:=IF([.$G$1];[$Données.N61];&quot;&quot;)" office:value-type="float" office:value="0" calcext:value-type="float">
            <text:p>0,00</text:p>
          </table:table-cell>
          <table:covered-table-cell table:number-columns-repeated="2" table:style-name="ce879"/>
          <table:table-cell table:style-name="ce883"/>
          <table:table-cell table:number-columns-repeated="58"/>
        </table:table-row>
        <table:table-row table:style-name="ro11">
          <table:table-cell table:style-name="ce867" table:formula="of:=IF([.$G$1];&quot;2&quot;;&quot;&quot;)" office:value-type="string" office:string-value="2" calcext:value-type="string">
            <text:p>2</text:p>
          </table:table-cell>
          <table:table-cell table:style-name="ce867" office:value-type="string" calcext:value-type="string">
            <text:p>Niveau 2</text:p>
          </table:table-cell>
          <table:table-cell table:style-name="ce875" table:formula="of:=IF([.$G$1];[$Données.N90];&quot;&quot;)" office:value-type="float" office:value="0" calcext:value-type="float">
            <text:p>0,00</text:p>
          </table:table-cell>
          <table:table-cell table:style-name="ce880" table:formula="of:=IF([.$G$1];ROUND(2*AVERAGE([.$C$2:.C3]);0)/2;&quot;&quot;)" office:value-type="float" office:value="0" calcext:value-type="float">
            <text:p>0</text:p>
          </table:table-cell>
          <table:table-cell table:style-name="ce86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11">
          <table:table-cell table:style-name="ce866" table:formula="of:=IF([.$G$1];&quot;3&quot;;&quot;&quot;)" office:value-type="string" office:string-value="3" calcext:value-type="string">
            <text:p>3</text:p>
          </table:table-cell>
          <table:table-cell table:style-name="ce866" office:value-type="string" calcext:value-type="string">
            <text:p>Niveau 3</text:p>
          </table:table-cell>
          <table:table-cell table:style-name="ce874" table:formula="of:=IF([.$G$1];[$Données.N118];&quot;&quot;)" office:value-type="float" office:value="0" calcext:value-type="float">
            <text:p>0,00</text:p>
          </table:table-cell>
          <table:table-cell table:style-name="ce881" table:formula="of:=IF([.$G$1];ROUND(2*AVERAGE([.$C$2:.C4]);0)/2;&quot;&quot;)" office:value-type="float" office:value="0" calcext:value-type="float">
            <text:p>0</text:p>
          </table:table-cell>
          <table:table-cell table:style-name="ce866" table:formula="of:=IF([.$G$1];&quot;de 1 à 3&quot;;&quot;&quot;)" office:value-type="string" office:string-value="de 1 à 3" calcext:value-type="string">
            <text:p>de 1 à 3</text:p>
          </table:table-cell>
          <table:table-cell table:style-name="ce884"/>
          <table:table-cell table:number-columns-repeated="58"/>
        </table:table-row>
        <table:table-row table:style-name="ro11">
          <table:table-cell table:style-name="ce867" table:formula="of:=IF([.$G$1];&quot;4&quot;;&quot;&quot;)" office:value-type="string" office:string-value="4" calcext:value-type="string">
            <text:p>4</text:p>
          </table:table-cell>
          <table:table-cell table:style-name="ce867" office:value-type="string" calcext:value-type="string">
            <text:p>Niveau 4</text:p>
          </table:table-cell>
          <table:table-cell table:style-name="ce875" table:formula="of:=IF([.$G$1];[$Données.N146];&quot;&quot;)" office:value-type="float" office:value="0" calcext:value-type="float">
            <text:p>0,00</text:p>
          </table:table-cell>
          <table:table-cell table:style-name="ce880" table:formula="of:=IF([.$G$1];ROUND(2*AVERAGE([.$C$2:.C5]);0)/2;&quot;&quot;)" office:value-type="float" office:value="0" calcext:value-type="float">
            <text:p>0</text:p>
          </table:table-cell>
          <table:table-cell table:style-name="ce867" table:formula="of:=IF([.$G$1];&quot;de 1 à 4&quot;;&quot;&quot;)" office:value-type="string" office:string-value="de 1 à 4" calcext:value-type="string">
            <text:p>de 1 à 4</text:p>
          </table:table-cell>
          <table:table-cell table:style-name="ce884"/>
          <table:table-cell table:number-columns-repeated="2"/>
          <table:table-cell table:style-name="ce889"/>
          <table:table-cell table:number-columns-repeated="55"/>
        </table:table-row>
        <table:table-row table:style-name="ro11">
          <table:table-cell table:style-name="ce866" table:formula="of:=IF([.$G$1];&quot;5&quot;;&quot;&quot;)" office:value-type="string" office:string-value="5" calcext:value-type="string">
            <text:p>5</text:p>
          </table:table-cell>
          <table:table-cell table:style-name="ce866" office:value-type="string" calcext:value-type="string">
            <text:p>Niveau 5</text:p>
          </table:table-cell>
          <table:table-cell table:style-name="ce874" table:formula="of:=IF([.$G$1];[$Données.N175];&quot;&quot;)" office:value-type="float" office:value="0" calcext:value-type="float">
            <text:p>0,00</text:p>
          </table:table-cell>
          <table:table-cell table:style-name="ce881" table:formula="of:=IF([.$G$1];ROUND(2*AVERAGE([.$C$2:.C6]);0)/2;&quot;&quot;)" office:value-type="float" office:value="0" calcext:value-type="float">
            <text:p>0</text:p>
          </table:table-cell>
          <table:table-cell table:style-name="ce866" table:formula="of:=IF([.$G$1];&quot;de 1 à 5&quot;;&quot;&quot;)" office:value-type="string" office:string-value="de 1 à 5" calcext:value-type="string">
            <text:p>de 1 à 5</text:p>
          </table:table-cell>
          <table:table-cell table:style-name="ce884"/>
          <table:table-cell table:number-columns-repeated="2"/>
          <table:table-cell table:style-name="ce889"/>
          <table:table-cell table:number-columns-repeated="55"/>
        </table:table-row>
        <table:table-row table:style-name="ro11">
          <table:table-cell table:style-name="ce867" table:formula="of:=IF([.$G$1];&quot;6&quot;;&quot;&quot;)" office:value-type="string" office:string-value="6" calcext:value-type="string">
            <text:p>6</text:p>
          </table:table-cell>
          <table:table-cell table:style-name="ce867" office:value-type="string" calcext:value-type="string">
            <text:p>Niveau 6</text:p>
          </table:table-cell>
          <table:table-cell table:style-name="ce875" table:formula="of:=IF([.$G$1];[$Données.N204];&quot;&quot;)" office:value-type="float" office:value="0" calcext:value-type="float">
            <text:p>0,00</text:p>
          </table:table-cell>
          <table:table-cell table:style-name="ce880" table:formula="of:=IF([.$G$1];ROUND(2*AVERAGE([.$C$2:.C7]);0)/2;&quot;&quot;)" office:value-type="float" office:value="0" calcext:value-type="float">
            <text:p>0</text:p>
          </table:table-cell>
          <table:table-cell table:style-name="ce867" table:formula="of:=IF([.$G$1];&quot;de 1 à 6&quot;;&quot;&quot;)" office:value-type="string" office:string-value="de 1 à 6" calcext:value-type="string">
            <text:p>de 1 à 6</text:p>
          </table:table-cell>
          <table:table-cell table:style-name="ce884"/>
          <table:table-cell table:number-columns-repeated="58"/>
        </table:table-row>
        <table:table-row table:style-name="ro11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5"/>
          <table:table-cell table:style-name="ce887" table:number-columns-repeated="58"/>
        </table:table-row>
        <table:table-row table:style-name="ro11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6"/>
          <table:table-cell table:style-name="ce887" table:number-columns-repeated="58"/>
        </table:table-row>
        <table:table-row table:style-name="ro11">
          <table:table-cell table:style-name="ce868" table:number-columns-repeated="2"/>
          <table:table-cell table:style-name="ce877"/>
          <table:table-cell table:style-name="ce882"/>
          <table:table-cell table:style-name="ce868"/>
          <table:table-cell table:style-name="ce886"/>
          <table:table-cell table:style-name="ce887" table:number-columns-repeated="58"/>
        </table:table-row>
        <table:table-row table:style-name="ro11" table:number-rows-repeated="2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7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91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878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871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872" office:value-type="string" calcext:value-type="string">
            <text:p>MDP :</text:p>
          </table:table-cell>
          <table:table-cell table:style-name="ce872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9:41:05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10T19:16:04.497000000</meta:creation-date>
    <dc:date>2020-03-02T19:42:39.470000000</dc:date>
    <meta:editing-duration>P1DT23H26M33S</meta:editing-duration>
    <meta:editing-cycles>650</meta:editing-cycles>
    <meta:generator>LibreOffice/6.3.5.2$Windows_X86_64 LibreOffice_project/dd0751754f11728f69b42ee2af66670068624673</meta:generator>
    <meta:document-statistic meta:table-count="9" meta:cell-count="2099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1) 'Efface plage avec format nombre
	Plage2.clearContents(1) 'Efface plage avec format nombre
	Plage3.clearContents(1) 'Efface plage avec format nombr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1) 'Efface plage avec format nombre
	Plage2.clearContents(1) 'Efface plage avec format nombre
	Plage3.clearContents(1) 'Efface plage avec format nombr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1) 'Efface plage avec format nombre
	Plage2.clearContents(1) 'Efface plage avec format nombre
	Plage3.clearContents(1) 'Efface plage avec format nombr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1) 'Efface plage avec format nombre
	Plage2.clearContents(1) 'Efface plage avec format nombre
	Plage3.clearContents(1) 'Efface plage avec format nombr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1) 'Efface plage avec format nombre
	Plage2.clearContents(1) 'Efface plage avec format nombre
	Plage3.clearContents(1) 'Efface plage avec format nombr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